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charset="x-symbol"/>
    <style:font-face style:name="Calibri" svg:font-family="Calibri"/>
    <style:font-face style:name="Courier New" svg:font-family="'Courier New'"/>
    <style:font-face style:name="F" svg:font-family="" style:font-family-generic="roman"/>
    <style:font-face style:name="FreeSans1" svg:font-family="FreeSans" style:font-family-generic="swiss"/>
    <style:font-face style:name="Andale Sans UI" svg:font-family="'Andale Sans UI', 'Arial Unicode MS'" style:font-pitch="variable"/>
    <style:font-face style:name="Calibri1" svg:font-family="Calibri" style:font-pitch="variable"/>
    <style:font-face style:name="Carlito" svg:font-family="Carlito" style:font-pitch="variable"/>
    <style:font-face style:name="Carlito1" svg:font-family="Carlito, Calibri" style:font-pitch="variable"/>
    <style:font-face style:name="Courier New1" svg:font-family="'Courier New'" style:font-pitch="variable"/>
    <style:font-face style:name="Droid Sans Fallback1" svg:font-family="'Droid Sans Fallback'" style:font-pitch="variable"/>
    <style:font-face style:name="FreeSans" svg:font-family="FreeSans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ndale Sans UI1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ac5dc" officeooo:paragraph-rsid="001ac5dc"/>
    </style:style>
    <style:style style:name="P2" style:family="paragraph" style:parent-style-name="Standard">
      <style:text-properties style:font-name="Carlito" officeooo:rsid="003b2a34" officeooo:paragraph-rsid="003b2a34"/>
    </style:style>
    <style:style style:name="P3" style:family="paragraph" style:parent-style-name="Standard">
      <style:text-properties style:font-name="Carlito" officeooo:rsid="0019e843" officeooo:paragraph-rsid="0019e843"/>
    </style:style>
    <style:style style:name="P4" style:family="paragraph" style:parent-style-name="Standard">
      <style:text-properties style:font-name="Carlito" style:text-underline-style="solid" style:text-underline-width="auto" style:text-underline-color="font-color" fo:font-weight="bold" officeooo:rsid="0019e843" officeooo:paragraph-rsid="0019e843" style:font-weight-asian="bold" style:font-weight-complex="bold"/>
    </style:style>
    <style:style style:name="P5" style:family="paragraph" style:parent-style-name="Standard">
      <style:text-properties style:font-name="Carlito" style:text-underline-style="solid" style:text-underline-width="auto" style:text-underline-color="font-color" fo:font-weight="bold" officeooo:rsid="003f954a" officeooo:paragraph-rsid="003f954a" style:font-weight-asian="bold" style:font-weight-complex="bold"/>
    </style:style>
    <style:style style:name="P6" style:family="paragraph" style:parent-style-name="Standard">
      <style:text-properties style:font-name="Carlito" style:text-underline-style="solid" style:text-underline-width="auto" style:text-underline-color="font-color" fo:font-weight="bold" officeooo:rsid="00799e88" officeooo:paragraph-rsid="00799e88" style:font-weight-asian="bold" style:font-weight-complex="bold"/>
    </style:style>
    <style:style style:name="P7" style:family="paragraph" style:parent-style-name="Standard">
      <style:text-properties style:font-name="Carlito" style:text-underline-style="solid" style:text-underline-width="auto" style:text-underline-color="font-color" fo:font-weight="bold" officeooo:rsid="00862f25" officeooo:paragraph-rsid="00862f25" style:font-weight-asian="bold" style:font-weight-complex="bold"/>
    </style:style>
    <style:style style:name="P8" style:family="paragraph" style:parent-style-name="Standard">
      <style:text-properties style:font-name="Carlito" style:text-underline-style="none" fo:font-weight="normal" officeooo:rsid="00409b28" officeooo:paragraph-rsid="00409b28" style:font-weight-asian="normal" style:font-weight-complex="normal"/>
    </style:style>
    <style:style style:name="P9" style:family="paragraph" style:parent-style-name="Standard">
      <style:text-properties style:font-name="Carlito" style:text-underline-style="none" fo:font-weight="normal" officeooo:rsid="0019e843" officeooo:paragraph-rsid="0019e843" style:font-weight-asian="normal" style:font-weight-complex="normal"/>
    </style:style>
    <style:style style:name="P10" style:family="paragraph" style:parent-style-name="Standard">
      <style:text-properties style:font-name="Carlito" style:text-underline-style="none" fo:font-weight="normal" officeooo:rsid="001d8f92" officeooo:paragraph-rsid="001d8f92" style:font-weight-asian="normal" style:font-weight-complex="normal"/>
    </style:style>
    <style:style style:name="P11" style:family="paragraph" style:parent-style-name="Standard">
      <style:text-properties style:font-name="Carlito" style:text-underline-style="none" fo:font-weight="normal" officeooo:rsid="00862f25" officeooo:paragraph-rsid="00862f25" style:font-weight-asian="normal" style:font-weight-complex="normal"/>
    </style:style>
    <style:style style:name="P12" style:family="paragraph" style:parent-style-name="Standard">
      <style:text-properties style:font-name="Carlito" officeooo:rsid="00415d7e" officeooo:paragraph-rsid="00415d7e"/>
    </style:style>
    <style:style style:name="P13" style:family="paragraph" style:parent-style-name="Standard">
      <style:text-properties style:font-name="Carlito" officeooo:rsid="00415d7e" officeooo:paragraph-rsid="007ca38a"/>
    </style:style>
    <style:style style:name="P14" style:family="paragraph" style:parent-style-name="Standard">
      <style:text-properties style:font-name="Carlito" officeooo:rsid="0044f660" officeooo:paragraph-rsid="0044f660"/>
    </style:style>
    <style:style style:name="P15" style:family="paragraph" style:parent-style-name="Standard">
      <style:text-properties style:font-name="Carlito" officeooo:rsid="004d6881" officeooo:paragraph-rsid="004d6881"/>
    </style:style>
    <style:style style:name="P16" style:family="paragraph" style:parent-style-name="Standard">
      <style:text-properties style:font-name="Carlito" fo:font-size="18pt" fo:font-weight="bold" officeooo:rsid="0019e843" officeooo:paragraph-rsid="0019e843" style:font-size-asian="18pt" style:font-weight-asian="bold" style:font-size-complex="18pt" style:font-weight-complex="bold"/>
    </style:style>
    <style:style style:name="P17" style:family="paragraph" style:parent-style-name="Standard">
      <style:text-properties style:font-name="Carlito" fo:font-size="18pt" fo:font-weight="bold" officeooo:rsid="001de4c1" officeooo:paragraph-rsid="0019e843" style:font-size-asian="18pt" style:font-weight-asian="bold" style:font-size-complex="18pt" style:font-weight-complex="bold"/>
    </style:style>
    <style:style style:name="P18" style:family="paragraph" style:parent-style-name="Standard">
      <style:text-properties style:font-name="Carlito" fo:font-size="12pt" fo:font-weight="normal" officeooo:rsid="006be944" officeooo:paragraph-rsid="006be944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Carlito" fo:font-size="12pt" fo:font-weight="normal" officeooo:rsid="00799e88" officeooo:paragraph-rsid="00799e88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Carlito" fo:font-size="12pt" fo:font-style="italic" style:text-underline-style="none" fo:font-weight="normal" officeooo:rsid="00799e88" officeooo:paragraph-rsid="00862f25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text-properties style:font-name="Carlito" officeooo:rsid="007ca38a" officeooo:paragraph-rsid="007ca38a"/>
    </style:style>
    <style:style style:name="P22" style:family="paragraph" style:parent-style-name="Standard">
      <style:text-properties style:font-name="Carlito" officeooo:rsid="004da653" officeooo:paragraph-rsid="0081f8aa"/>
    </style:style>
    <style:style style:name="P23" style:family="paragraph" style:parent-style-name="Standard">
      <style:paragraph-properties fo:margin-top="0.199cm" fo:margin-bottom="0cm" loext:contextual-spacing="false"/>
      <style:text-properties style:font-name="Carlito" style:text-underline-style="solid" style:text-underline-width="auto" style:text-underline-color="font-color" fo:font-weight="bold" officeooo:rsid="003952d6" officeooo:paragraph-rsid="003952d6" style:font-weight-asian="bold" style:font-weight-complex="bold"/>
    </style:style>
    <style:style style:name="P24" style:family="paragraph" style:parent-style-name="Title">
      <style:paragraph-properties fo:margin-top="0.42cm" fo:margin-bottom="0.199cm" loext:contextual-spacing="false"/>
      <style:text-properties style:font-name="Carlito" officeooo:paragraph-rsid="001ac5dc"/>
    </style:style>
    <style:style style:name="P25" style:family="paragraph" style:parent-style-name="Standard_20__28_user_29_">
      <style:paragraph-properties fo:margin-top="0cm" fo:margin-bottom="0cm" loext:contextual-spacing="false"/>
      <style:text-properties style:font-name="Carlito" officeooo:rsid="0054c7e0" officeooo:paragraph-rsid="0053f780"/>
    </style:style>
    <style:style style:name="P26" style:family="paragraph" style:parent-style-name="Standard_20__28_user_29_">
      <style:paragraph-properties fo:margin-top="0cm" fo:margin-bottom="0cm" loext:contextual-spacing="false"/>
      <style:text-properties style:font-name="Carlito" officeooo:rsid="0054c7e0" officeooo:paragraph-rsid="005856d9"/>
    </style:style>
    <style:style style:name="P27" style:family="paragraph" style:parent-style-name="Standard" style:list-style-name="L1">
      <style:text-properties style:font-name="Carlito" officeooo:rsid="00377314" officeooo:paragraph-rsid="003952d6"/>
    </style:style>
    <style:style style:name="P28" style:family="paragraph" style:parent-style-name="Standard" style:list-style-name="L3">
      <style:text-properties style:font-name="Carlito" style:text-underline-style="none" fo:font-weight="normal" officeooo:rsid="003f954a" officeooo:paragraph-rsid="003f954a" style:font-weight-asian="normal" style:font-weight-complex="normal"/>
    </style:style>
    <style:style style:name="P29" style:family="paragraph" style:parent-style-name="Standard" style:list-style-name="L3">
      <style:text-properties style:font-name="Carlito" style:text-underline-style="none" fo:font-weight="normal" officeooo:rsid="003fbe3b" officeooo:paragraph-rsid="00862f25" style:font-weight-asian="normal" style:font-weight-complex="normal"/>
    </style:style>
    <style:style style:name="P30" style:family="paragraph" style:parent-style-name="Standard" style:list-style-name="L3">
      <style:text-properties style:font-name="Carlito" style:text-underline-style="none" fo:font-weight="normal" officeooo:rsid="003fbe3b" officeooo:paragraph-rsid="003fbe3b" style:font-weight-asian="normal" style:font-weight-complex="normal"/>
    </style:style>
    <style:style style:name="P31" style:family="paragraph" style:parent-style-name="Standard">
      <style:text-properties style:font-name="Carlito" fo:font-size="12pt" fo:font-style="italic" style:text-underline-style="none" fo:font-weight="normal" officeooo:rsid="004dc20d" officeooo:paragraph-rsid="00862f25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text-properties style:font-name="Carlito" fo:font-size="12pt" fo:font-weight="normal" officeooo:rsid="001de4c1" officeooo:paragraph-rsid="0094e753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Carlito" fo:font-size="12pt" fo:font-weight="normal" officeooo:rsid="003d9572" officeooo:paragraph-rsid="0094e753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Carlito" officeooo:rsid="004d6881" officeooo:paragraph-rsid="00911724"/>
    </style:style>
    <style:style style:name="P35" style:family="paragraph" style:parent-style-name="Standard">
      <style:text-properties style:font-name="Carlito" officeooo:rsid="0084a85d" officeooo:paragraph-rsid="00911724"/>
    </style:style>
    <style:style style:name="P36" style:family="paragraph" style:parent-style-name="Standard" style:list-style-name="L2">
      <style:paragraph-properties fo:margin-top="0.199cm" fo:margin-bottom="0cm" loext:contextual-spacing="false"/>
      <style:text-properties style:font-name="Carlito" officeooo:rsid="0069fca2" officeooo:paragraph-rsid="0069fca2"/>
    </style:style>
    <style:style style:name="P37" style:family="paragraph" style:parent-style-name="Text_20_body">
      <style:text-properties style:font-name="Carlito"/>
    </style:style>
    <style:style style:name="P38" style:family="paragraph" style:parent-style-name="Heading_20_2">
      <style:text-properties style:font-name="Carlito"/>
    </style:style>
    <style:style style:name="P39" style:family="paragraph" style:parent-style-name="Heading_20_2">
      <style:paragraph-properties fo:margin-top="0.101cm" fo:margin-bottom="0cm" loext:contextual-spacing="false"/>
      <style:text-properties style:font-name="Carlito" fo:font-size="16pt" style:font-size-asian="18pt" style:font-size-complex="18pt"/>
    </style:style>
    <style:style style:name="P40" style:family="paragraph" style:parent-style-name="Heading_20_3">
      <style:text-properties style:text-line-through-style="none" style:text-line-through-type="none" style:font-name="Carlito" fo:font-style="italic" style:font-style-asian="italic" style:font-style-complex="italic"/>
    </style:style>
    <style:style style:name="P41" style:family="paragraph" style:parent-style-name="Heading_20_3">
      <style:text-properties style:font-name="Carlito" fo:font-style="italic" style:font-style-asian="italic" style:font-style-complex="italic"/>
    </style:style>
    <style:style style:name="P42" style:family="paragraph" style:parent-style-name="Heading_20_3">
      <style:text-properties style:font-name="Carlito" fo:font-size="16pt" style:font-size-asian="16pt" style:font-size-complex="16pt"/>
    </style:style>
    <style:style style:name="P43" style:family="paragraph" style:parent-style-name="Heading_20_3">
      <style:text-properties style:font-name="Carlito" fo:font-style="italic" officeooo:paragraph-rsid="008fccfc" style:font-style-asian="italic" style:font-style-complex="italic"/>
    </style:style>
    <style:style style:name="P44" style:family="paragraph" style:parent-style-name="List_20_Paragraph" style:list-style-name="WWNum10">
      <style:text-properties style:font-name="Carlito" fo:font-size="12pt" officeooo:paragraph-rsid="005f0385" style:font-size-asian="12pt" style:font-size-complex="12pt"/>
    </style:style>
    <style:style style:name="P45" style:family="paragraph" style:parent-style-name="List_20_Paragraph" style:list-style-name="WWNum10">
      <style:text-properties style:font-name="Carlito" fo:font-size="12pt" officeooo:rsid="0084a85d" officeooo:paragraph-rsid="0084a85d" style:font-size-asian="12pt" style:font-size-complex="12pt"/>
    </style:style>
    <style:style style:name="P46" style:family="paragraph" style:parent-style-name="List_20_Paragraph" style:list-style-name="WWNum10">
      <style:text-properties style:font-name="Carlito" fo:font-size="12pt" officeooo:rsid="0085f1b9" officeooo:paragraph-rsid="0085f1b9" style:font-size-asian="12pt" style:font-size-complex="12pt"/>
    </style:style>
    <style:style style:name="P47" style:family="paragraph" style:parent-style-name="List_20_Paragraph" style:list-style-name="WWNum10">
      <style:text-properties style:font-name="Carlito" fo:font-size="12pt" officeooo:rsid="0085f1b9" officeooo:paragraph-rsid="008fccfc" style:font-size-asian="12pt" style:font-size-complex="12pt"/>
    </style:style>
    <style:style style:name="P48" style:family="paragraph" style:parent-style-name="List_20_Paragraph" style:list-style-name="WWNum10">
      <style:text-properties style:font-name="Carlito" officeooo:paragraph-rsid="008fccfc"/>
    </style:style>
    <style:style style:name="P49" style:family="paragraph" style:parent-style-name="List_20_Paragraph" style:list-style-name="WWNum10">
      <style:text-properties style:font-name="Carlito" officeooo:paragraph-rsid="0090de57"/>
    </style:style>
    <style:style style:name="P50" style:family="paragraph" style:parent-style-name="List_20_Paragraph">
      <style:text-properties style:text-line-through-style="solid" style:text-line-through-type="single" style:font-name="Carlito" fo:font-size="12pt" officeooo:rsid="0054495a" officeooo:paragraph-rsid="005f0385" style:font-size-asian="12pt" style:font-size-complex="12pt"/>
    </style:style>
    <style:style style:name="P51" style:family="paragraph" style:parent-style-name="List_20_Paragraph" style:list-style-name="WWNum10">
      <style:paragraph-properties fo:margin-top="0cm" fo:margin-bottom="0cm" loext:contextual-spacing="false"/>
      <style:text-properties style:font-name="Carlito" officeooo:paragraph-rsid="005856d9"/>
    </style:style>
    <style:style style:name="P52" style:family="paragraph" style:parent-style-name="Standard_20__28_user_29_" style:list-style-name="WWNum10">
      <style:paragraph-properties fo:margin-top="0cm" fo:margin-bottom="0cm" loext:contextual-spacing="false"/>
      <style:text-properties style:text-line-through-style="none" style:text-line-through-type="none" style:font-name="Carlito" officeooo:paragraph-rsid="0053f780"/>
    </style:style>
    <style:style style:name="P53" style:family="paragraph" style:parent-style-name="Standard_20__28_user_29_" style:list-style-name="WWNum10">
      <style:paragraph-properties fo:margin-top="0cm" fo:margin-bottom="0cm" loext:contextual-spacing="false"/>
      <style:text-properties style:text-line-through-style="none" style:text-line-through-type="none" style:font-name="Carlito" officeooo:paragraph-rsid="0054495a"/>
    </style:style>
    <style:style style:name="P54" style:family="paragraph" style:parent-style-name="Standard_20__28_user_29_" style:list-style-name="WWNum10">
      <style:paragraph-properties fo:margin-top="0cm" fo:margin-bottom="0cm" loext:contextual-spacing="false"/>
      <style:text-properties style:text-line-through-style="none" style:text-line-through-type="none" style:font-name="Carlito" officeooo:rsid="0081f8aa" officeooo:paragraph-rsid="0081f8aa"/>
    </style:style>
    <style:style style:name="P55" style:family="paragraph" style:parent-style-name="Standard_20__28_user_29_" style:list-style-name="WWNum10">
      <style:paragraph-properties fo:margin-top="0cm" fo:margin-bottom="0cm" loext:contextual-spacing="false"/>
      <style:text-properties style:text-line-through-style="solid" style:text-line-through-type="single" style:font-name="Carlito" officeooo:rsid="0019e843" officeooo:paragraph-rsid="0053f780"/>
    </style:style>
    <style:style style:name="P56" style:family="paragraph" style:parent-style-name="Standard_20__28_user_29_" style:list-style-name="WWNum10">
      <style:paragraph-properties fo:margin-top="0cm" fo:margin-bottom="0cm" loext:contextual-spacing="false"/>
      <style:text-properties style:font-name="Carlito" officeooo:paragraph-rsid="005856d9"/>
    </style:style>
    <style:style style:name="P57" style:family="paragraph" style:parent-style-name="Standard_20__28_user_29_" style:list-style-name="WWNum10">
      <style:paragraph-properties fo:margin-top="0cm" fo:margin-bottom="0cm" loext:contextual-spacing="false"/>
      <style:text-properties style:font-name="Carlito" officeooo:rsid="0054c7e0" officeooo:paragraph-rsid="005856d9"/>
    </style:style>
    <style:style style:name="P58" style:family="paragraph">
      <loext:graphic-properties draw:fill-color="#eeeeee"/>
    </style:style>
    <style:style style:name="P5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2" style:family="paragraph">
      <loext:graphic-properties draw:fill="none" draw:fill-color="#ffffff"/>
      <style:text-properties fo:font-style="italic" style:font-style-asian="italic" style:font-style-complex="italic"/>
    </style:style>
    <style:style style:name="P63" style:family="paragraph">
      <loext:graphic-properties draw:fill-color="#ff6666"/>
    </style:style>
    <style:style style:name="P64" style:family="paragraph">
      <style:paragraph-properties fo:text-align="center"/>
    </style:style>
    <style:style style:name="P65" style:family="paragraph">
      <style:text-properties fo:color="#ff6666" fo:font-weight="bold" style:font-weight-asian="bold" style:font-weight-complex="bold"/>
    </style:style>
    <style:style style:name="P66" style:family="paragraph">
      <loext:graphic-properties draw:fill="none" draw:fill-color="#ffffff"/>
      <style:text-properties fo:color="#ff6666" fo:font-weight="bold" style:font-weight-asian="bold" style:font-weight-complex="bold"/>
    </style:style>
    <style:style style:name="P67" style:family="paragraph">
      <style:text-properties style:font-name="Carlito1" fo:font-size="12pt" fo:font-style="italic" style:font-style-asian="italic" style:font-name-complex="Carlito1" style:font-style-complex="italic"/>
    </style:style>
    <style:style style:name="P68" style:family="paragraph">
      <loext:graphic-properties draw:fill="none" draw:fill-color="#ffffff"/>
      <style:text-properties style:font-name="Carlito1" fo:font-size="12pt" fo:font-style="italic" style:font-style-asian="italic" style:font-name-complex="Carlito1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3d9572" style:font-size-asian="10pt" style:font-size-complex="10pt"/>
    </style:style>
    <style:style style:name="T3" style:family="text">
      <style:text-properties officeooo:rsid="003fbe3b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d8f92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862f25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officeooo:rsid="00358c43"/>
    </style:style>
    <style:style style:name="T10" style:family="text">
      <style:text-properties officeooo:rsid="0036ef63"/>
    </style:style>
    <style:style style:name="T11" style:family="text">
      <style:text-properties officeooo:rsid="00415d7e"/>
    </style:style>
    <style:style style:name="T12" style:family="text">
      <style:text-properties officeooo:rsid="00466ae6"/>
    </style:style>
    <style:style style:name="T13" style:family="text">
      <style:text-properties officeooo:rsid="004da653"/>
    </style:style>
    <style:style style:name="T14" style:family="text">
      <style:text-properties officeooo:rsid="004db096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4dc20d" style:font-weight-asian="bold" style:font-weight-complex="bold"/>
    </style:style>
    <style:style style:name="T17" style:family="text">
      <style:text-properties fo:font-weight="bold" officeooo:rsid="00466ae6" style:font-weight-asian="bold" style:font-weight-complex="bold"/>
    </style:style>
    <style:style style:name="T18" style:family="text">
      <style:text-properties fo:font-weight="bold" officeooo:rsid="00808300" style:font-weight-asian="bold" style:font-weight-complex="bold"/>
    </style:style>
    <style:style style:name="T19" style:family="text">
      <style:text-properties fo:font-weight="bold" officeooo:rsid="0089e1c0" style:font-weight-asian="bold" style:font-weight-complex="bold"/>
    </style:style>
    <style:style style:name="T20" style:family="text">
      <style:text-properties fo:font-weight="bold" officeooo:rsid="007ca38a" style:font-weight-asian="bold" style:font-weight-complex="bold"/>
    </style:style>
    <style:style style:name="T21" style:family="text">
      <style:text-properties fo:font-weight="bold" officeooo:rsid="00911724" style:font-weight-asian="bold" style:font-weight-complex="bold"/>
    </style:style>
    <style:style style:name="T22" style:family="text">
      <style:text-properties fo:font-weight="bold" officeooo:rsid="007c60a0" style:font-weight-asian="bold" style:font-weight-complex="bold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05856d9" style:font-size-asian="12pt" style:font-size-complex="12pt"/>
    </style:style>
    <style:style style:name="T25" style:family="text">
      <style:text-properties fo:font-size="12pt" officeooo:rsid="006fe870" style:font-size-asian="12pt" style:font-size-complex="12pt"/>
    </style:style>
    <style:style style:name="T26" style:family="text">
      <style:text-properties fo:font-size="12pt" officeooo:rsid="007ff454" style:font-size-asian="12pt" style:font-size-complex="12pt"/>
    </style:style>
    <style:style style:name="T27" style:family="text">
      <style:text-properties fo:font-size="12pt" officeooo:rsid="00862f25" style:font-size-asian="12pt" style:font-size-complex="12pt"/>
    </style:style>
    <style:style style:name="T28" style:family="text">
      <style:text-properties fo:font-size="12pt" officeooo:rsid="0085f1b9" style:font-size-asian="12pt" style:font-size-complex="12pt"/>
    </style:style>
    <style:style style:name="T29" style:family="text">
      <style:text-properties officeooo:rsid="0054495a"/>
    </style:style>
    <style:style style:name="T30" style:family="text">
      <style:text-properties officeooo:rsid="0054c7e0"/>
    </style:style>
    <style:style style:name="T31" style:family="text">
      <style:text-properties officeooo:rsid="0059ba65"/>
    </style:style>
    <style:style style:name="T32" style:family="text">
      <style:text-properties style:font-name="Carlito"/>
    </style:style>
    <style:style style:name="T33" style:family="text">
      <style:text-properties officeooo:rsid="006d985b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text-underline-style="none" style:font-style-asian="italic" style:font-style-complex="italic"/>
    </style:style>
    <style:style style:name="T36" style:family="text">
      <style:text-properties officeooo:rsid="007996e7"/>
    </style:style>
    <style:style style:name="T37" style:family="text">
      <style:text-properties officeooo:rsid="007c60a0"/>
    </style:style>
    <style:style style:name="T38" style:family="text">
      <style:text-properties officeooo:rsid="007ca38a"/>
    </style:style>
    <style:style style:name="T39" style:family="text">
      <style:text-properties officeooo:rsid="007ff454"/>
    </style:style>
    <style:style style:name="T40" style:family="text">
      <style:text-properties style:text-line-through-style="none" style:text-line-through-type="none"/>
    </style:style>
    <style:style style:name="T41" style:family="text">
      <style:text-properties style:text-line-through-style="none" style:text-line-through-type="none" officeooo:rsid="007ff454"/>
    </style:style>
    <style:style style:name="T42" style:family="text">
      <style:text-properties officeooo:rsid="00808300"/>
    </style:style>
    <style:style style:name="T43" style:family="text">
      <style:text-properties officeooo:rsid="00838758"/>
    </style:style>
    <style:style style:name="T44" style:family="text">
      <style:text-properties officeooo:rsid="0085f1b9"/>
    </style:style>
    <style:style style:name="T45" style:family="text">
      <style:text-properties officeooo:rsid="00862f25"/>
    </style:style>
    <style:style style:name="T46" style:family="text">
      <style:text-properties officeooo:rsid="003952d6"/>
    </style:style>
    <style:style style:name="T47" style:family="text">
      <style:text-properties officeooo:rsid="008e8fb7"/>
    </style:style>
    <style:style style:name="T48" style:family="text">
      <style:text-properties officeooo:rsid="008fccfc"/>
    </style:style>
    <style:style style:name="T49" style:family="text">
      <style:text-properties officeooo:rsid="00914303"/>
    </style:style>
    <style:style style:name="T50" style:family="text">
      <style:text-properties officeooo:rsid="00799e88"/>
    </style:style>
    <style:style style:name="T51" style:family="text">
      <style:text-properties officeooo:rsid="0095743f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color="#ff6666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eeeeee" draw:textarea-horizontal-align="justify" draw:textarea-vertical-align="middle" draw:auto-grow-height="false" fo:min-height="9.199cm" fo:min-width="17.383cm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textarea-horizontal-align="justify" draw:textarea-vertical-align="top" draw:auto-grow-height="false" fo:min-height="6.318cm" fo:min-width="10.553cm" style:run-through="foreground"/>
    </style:style>
    <style:style style:name="gr5" style:family="graphic">
      <style:graphic-properties draw:textarea-horizontal-align="justify" draw:textarea-vertical-align="top" draw:auto-grow-height="false" fo:min-height="1.565cm" fo:min-width="13.256cm" style:run-through="foreground"/>
    </style:style>
    <style:style style:name="gr6" style:family="graphic">
      <style:graphic-properties draw:textarea-horizontal-align="justify" draw:textarea-vertical-align="middle" draw:auto-grow-height="false" fo:min-height="0.658cm" fo:min-width="13.233cm" style:run-through="foreground"/>
    </style:style>
    <style:style style:name="gr7" style:family="graphic">
      <style:graphic-properties draw:textarea-horizontal-align="justify" draw:textarea-vertical-align="top" draw:auto-grow-height="false" fo:min-height="6.318cm" fo:min-width="2.679cm" style:run-through="foreground"/>
    </style:style>
    <style:style style:name="gr8" style:family="graphic">
      <style:graphic-properties draw:textarea-horizontal-align="justify" draw:textarea-vertical-align="middle" draw:auto-grow-height="false" fo:min-height="0.609cm" fo:min-width="0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58cm" fo:min-width="1.9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tyle:run-through="foreground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58cm" fo:min-width="1.834cm" style:run-through="foreground"/>
    </style:style>
    <style:style style:name="gr13" style:family="graphic">
      <style:graphic-properties svg:stroke-color="#ff6666" draw:fill-color="#ff6666" draw:textarea-horizontal-align="justify" draw:textarea-vertical-align="middle" draw:auto-grow-height="false" fo:min-height="0.58cm" fo:min-width="1.834cm" style:run-through="foreground"/>
    </style:style>
    <style:style style:name="gr14" style:family="graphic">
      <style:graphic-properties draw:textarea-horizontal-align="justify" draw:textarea-vertical-align="middle" draw:auto-grow-height="false" fo:min-height="0.58cm" fo:min-width="2.415cm" style:run-through="foreground"/>
    </style:style>
    <style:style style:name="gr15" style:family="graphic">
      <style:graphic-properties draw:textarea-horizontal-align="justify" draw:textarea-vertical-align="middle" draw:auto-grow-height="false" fo:min-height="0.58cm" fo:min-width="2.582cm" style:run-through="foreground"/>
    </style:style>
    <style:style style:name="gr16" style:family="graphic">
      <style:graphic-properties draw:textarea-horizontal-align="justify" draw:textarea-vertical-align="middle" draw:auto-grow-height="false" fo:min-height="0.58cm" fo:min-width="2.247cm" style:run-through="foreground"/>
    </style:style>
    <style:style style:name="gr17" style:family="graphic">
      <style:graphic-properties draw:textarea-horizontal-align="center" draw:textarea-vertical-align="middle" style:run-through="foreground"/>
    </style:style>
    <style:style style:name="gr18" style:family="graphic">
      <style:graphic-properties svg:stroke-color="#ff6666" draw:textarea-horizontal-align="center" draw:textarea-vertical-align="middle" style:run-through="foreground"/>
    </style:style>
    <style:style style:name="gr19" style:family="graphic">
      <style:graphic-properties draw:textarea-horizontal-align="justify" draw:textarea-vertical-align="middle" draw:auto-grow-height="false" fo:min-height="0.58cm" fo:min-width="2.06cm" style:run-through="foreground"/>
    </style:style>
    <style:style style:name="gr20" style:family="graphic">
      <style:graphic-properties draw:textarea-horizontal-align="justify" draw:textarea-vertical-align="middle" draw:auto-grow-height="false" fo:min-height="1.39cm" fo:min-width="1.695cm" style:run-through="foreground"/>
    </style:style>
    <style:style style:name="gr21" style:family="graphic">
      <style:graphic-properties draw:stroke="dash" draw:stroke-dash="Ultrafine_20_2_20_Dots_20_3_20_Dashes" draw:textarea-horizontal-align="center" draw:textarea-vertical-align="middle" style:run-through="foreground"/>
    </style:style>
    <style:style style:name="gr22" style:family="graphic">
      <style:graphic-properties draw:stroke="dash" draw:stroke-dash="Ultrafine_20_2_20_Dots_20_3_20_Dashes" svg:stroke-color="#ff6666" draw:textarea-horizontal-align="center" draw:textarea-vertical-align="middle" style:run-through="foreground"/>
    </style:style>
    <style:style style:name="gr23" style:family="graphic">
      <style:graphic-properties draw:textarea-horizontal-align="justify" draw:textarea-vertical-align="middle" draw:auto-grow-height="false" fo:min-height="0.58cm" fo:min-width="1.593cm" style:run-through="foreground"/>
    </style:style>
    <style:style style:name="gr24" style:family="graphic">
      <style:graphic-properties draw:stroke="none" svg:stroke-color="#000000" draw:fill="none" draw:fill-color="#ffffff" fo:min-height="0.621cm" style:run-through="foreground"/>
    </style:style>
    <style:style style:name="gr25" style:family="graphic">
      <style:graphic-properties draw:stroke="none" svg:stroke-color="#000000" draw:fill="none" draw:fill-color="#ffffff" fo:min-height="3.66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6">AKO </text:span>Christen</text:p>
      <text:p text:style-name="P3">JOUBERT Sylvain</text:p>
      <text:p text:style-name="P3">NFA01<text:span text:style-name="T9">7 – NFA083 - NFA021</text:span></text:p>
      <text:p text:style-name="P3"><text:a xlink:type="simple" xlink:href="mailto:sylvain.joubert.auditeur@lecnam.net" text:style-name="Internet_20_link" text:visited-style-name="Visited_20_Internet_20_Link"><text:span text:style-name="T32"/></text:a></text:p>
      <text:p text:style-name="P24">PROPOSITION DE <text:s/>« MINI-PROJET »</text:p>
      <text:p text:style-name="P3"/>
      <text:h text:style-name="P38" text:outline-level="2">1- Cahier des charges :</text:h>
      <text:p text:style-name="P37"/>
      <text:p text:style-name="P8">Portail thématique sur les <text:span text:style-name="T11">châteaux</text:span> et monuments plus ou moins connus.</text:p>
      <text:p text:style-name="P4"><text:span text:style-name="T4"><text:tab/></text:span><text:span text:style-name="T5">I</text:span>ntitulé :</text:p>
      <text:p text:style-name="P9"><text:tab/><text:span text:style-name="T10">Châteaux et Découvertes</text:span></text:p>
      <text:p text:style-name="P9"/>
      <text:p text:style-name="P10"><text:tab/><text:span text:style-name="T8">Cible :</text:span></text:p>
      <text:p text:style-name="P10"><text:tab/><text:span text:style-name="T10">Touristes ou toutes personnes voulant s’informer sur les châteaux du Val de Loire</text:span></text:p>
      <text:p text:style-name="P4"/>
      <text:p text:style-name="P4"><text:span text:style-name="T4"><text:tab/></text:span>Fonctionnalités :</text:p>
      <text:p text:style-name="P23">Rubrique « LOIRE VALLEY »</text:p>
      <text:list xml:id="list1713823739228562407" text:style-name="L1">
        <text:list-item>
          <text:p text:style-name="P27">Le site devra apporter des informations (ou compléments) à toute personne intéressée par les châteaux du val de Loire : caractéristiques historiques, géolocalisation… des monuments incontournables.</text:p>
        </text:list-item>
      </text:list>
      <text:p text:style-name="P23">Rubrique «SUGGESTIONS»</text:p>
      <text:list xml:id="list1434668081845045051" text:style-name="L2">
        <text:list-item>
          <text:p text:style-name="P36"><text:span text:style-name="T6">Découvrir sites, monuments à découvrir suggérés par les internautes </text:span><text:span text:style-name="T7">(proposés via formulaire) → </text:span><text:span text:style-name="T46"><text:s/>idées de visites ou découverte des châteaux, monuments à visiter, intéressants mais moins célèbres (pour les utilisateurs inscrits). </text:span></text:p>
        </text:list-item>
      </text:list>
      <text:p text:style-name="P4"/>
      <text:p text:style-name="P5">Connexions</text:p>
      <text:list xml:id="list7818974897915404651" text:style-name="L3">
        <text:list-item>
          <text:p text:style-name="P28">Le <text:span text:style-name="T45">gestionnaire</text:span> pourr<text:span text:style-name="T45">a se connecter au back-office pour :</text:span></text:p>
          <text:list>
            <text:list-item>
              <text:p text:style-name="P29"><text:span text:style-name="T45">R</text:span>écupérer les messages reçus</text:p>
            </text:list-item>
            <text:list-item>
              <text:p text:style-name="P30"><text:span text:style-name="T45">A</text:span>jouter, modifier des articles, (telecharger .csv)</text:p>
            </text:list-item>
          </text:list>
        </text:list-item>
      </text:list>
      <text:p text:style-name="P7">Contact</text:p>
      <text:p text:style-name="P11"><text:tab/>Les internautes pour<text:span text:style-name="T47">ront</text:span> laisser par formulaire de contact des messages divers ou suggestions dont le gestionnaire pourra se servir pour étoffer la rubrique « SUGGESTIONS »</text:p>
      <text:p text:style-name="P6"/>
      <text:h text:style-name="P38" text:outline-level="2">2- Cas d’utilisation</text:h>
      <text:p text:style-name="P12"><text:span text:style-name="T15">L’utilisateur</text:span> arrivant sur le site peut :</text:p>
      <text:p text:style-name="P12">- consulter les divers pages (articles) de la rubrique « LoireValley »</text:p>
      <text:p text:style-name="P13">- consulter les divers pages (articles) de la rubrique « Suggestions »</text:p>
      <text:p text:style-name="P21">- soumettre un formulaire de contact <text:span text:style-name="T18">(cas 1)</text:span><text:span text:style-name="T42"> et laisser un message</text:span></text:p>
      <text:p text:style-name="P14">- accéder aux mentions légales du site</text:p>
      <text:p text:style-name="P14">- accéder à des sites « <text:span text:style-name="T12">amis » </text:span>en liens</text:p>
      <text:p text:style-name="P15"><text:soft-page-break/><text:span text:style-name="T15">Le gestionnaire</text:span> <text:span text:style-name="T14">de </text:span>site pourra :</text:p>
      <text:p text:style-name="P15">- Consulter toutes les pages</text:p>
      <text:p text:style-name="P15">- Se connecter <text:span text:style-name="T38">pour accéder au back-office </text:span><text:span text:style-name="T20">(cas 2)</text:span></text:p>
      <text:p text:style-name="P34">- <text:span text:style-name="T13">Obtenir par téléchargement la listes des messages laisser par les internautes </text:span><text:span text:style-name="T20">(cas </text:span><text:span text:style-name="T21">3</text:span><text:span text:style-name="T20">)</text:span></text:p>
      <text:p text:style-name="P35">- Visualiser les messages <text:span text:style-name="T13"><text:s/>laisser par les internautes </text:span><text:span text:style-name="T20">(cas </text:span><text:span text:style-name="T21">3</text:span><text:span text:style-name="T20">)</text:span></text:p>
      <text:p text:style-name="P22">- Administrer (ajouter / supprimer / <text:span text:style-name="T14">modifier</text:span>) les <text:span text:style-name="T37">articles des différentes rubriques (</text:span><text:span text:style-name="T22">cas 4)</text:span></text:p>
      <text:p text:style-name="P3"/>
      <text:p text:style-name="P3"/>
      <text:h text:style-name="P40" text:outline-level="3">Cas 1 :</text:h>
      <text:list xml:id="list1124850012449541438" text:style-name="WWNum10">
        <text:list-item>
          <text:p text:style-name="P52">L'utilisateur saisie <text:tab/><text:tab/><text:tab/><text:tab/><text:tab/><text:tab/><text:span text:style-name="T29">(dans une page contact.php)</text:span></text:p>
          <text:list>
            <text:list-item>
              <text:p text:style-name="P52">Un nom de compte (lettres uniquements)</text:p>
            </text:list-item>
            <text:list-item>
              <text:p text:style-name="P52">Un identifiant (lettres/chiffres uniquements)</text:p>
            </text:list-item>
            <text:list-item>
              <text:p text:style-name="P54">Un message</text:p>
            </text:list-item>
            <text:list-item>
              <text:p text:style-name="P52">...</text:p>
            </text:list-item>
          </text:list>
        </text:list-item>
        <text:list-item>
          <text:p text:style-name="P52">Il <text:span text:style-name="T29">soumet le formulaire</text:span>.</text:p>
        </text:list-item>
        <text:list-item>
          <text:p text:style-name="P52">On vérifie que les champs rentrés correspondent aux caracteres suivants :</text:p>
          <text:list>
            <text:list-item>
              <text:p text:style-name="P52">Nom de compte -&gt; Uniquement des lettres <text:s/><text:tab/><text:span text:style-name="T29">(javascript)</text:span></text:p>
            </text:list-item>
            <text:list-item>
              <text:p text:style-name="P53">Identifiant -&gt; Lettres et chiffres seulement <text:s text:c="2"/><text:tab/><text:tab/><text:span text:style-name="T29">(javascript)</text:span></text:p>
            </text:list-item>
            <text:list-item>
              <text:p text:style-name="P54">Message→ Lettres et chiffres seulement <text:s text:c="2"/><text:tab/><text:tab/>(javascript)</text:p>
            </text:list-item>
          </text:list>
        </text:list-item>
        <text:list-item>
          <text:p text:style-name="P52">Le <text:span text:style-name="T43">message </text:span>est ajouté à la base de données<text:tab/><text:tab/><text:tab/><text:span text:style-name="T30">(php + SQL)</text:span></text:p>
          <text:p text:style-name="P55"/>
        </text:list-item>
      </text:list>
      <text:p text:style-name="P25"/>
      <text:h text:style-name="P41" text:outline-level="3">Cas 2 :</text:h>
      <text:list xml:id="list121754664909379" text:continue-numbering="true" text:style-name="WWNum10">
        <text:list-item>
          <text:p text:style-name="P51"><text:span text:style-name="T23">L</text:span><text:span text:style-name="T27">e </text:span><text:span text:style-name="T26">gestionnaire </text:span><text:span text:style-name="T23">clique sur le bouton «Connection» <text:tab/><text:tab/></text:span><text:span text:style-name="T24">(connexion.</text:span><text:span text:style-name="T25">php</text:span><text:span text:style-name="T24">)</text:span></text:p>
        </text:list-item>
        <text:list-item>
          <text:p text:style-name="P56"><text:span text:style-name="T39">Il</text:span> saisie :</text:p>
          <text:list>
            <text:list-item>
              <text:p text:style-name="P56">Son identifiant</text:p>
            </text:list-item>
            <text:list-item>
              <text:p text:style-name="P56">Son mot de passe</text:p>
            </text:list-item>
          </text:list>
        </text:list-item>
        <text:list-item>
          <text:p text:style-name="P56">Il valide.</text:p>
        </text:list-item>
        <text:list-item>
          <text:p text:style-name="P56">On vérifie qu<text:span text:style-name="T31">e le couple login/mdp est présent dans BD <text:tab/><text:tab/><text:tab/>(php + SQL)</text:span></text:p>
        </text:list-item>
        <text:list-item>
          <text:p text:style-name="P57">Il est redirigé vers<text:span text:style-name="T40"> </text:span><text:span text:style-name="T41">backoffice.php </text:span>en étant connecté<text:tab/><text:tab/><text:tab/>(php)</text:p>
        </text:list-item>
      </text:list>
      <text:p text:style-name="P26"/>
      <text:p text:style-name="P26"/>
      <text:h text:style-name="P41" text:outline-level="3">Cas 3 :</text:h>
      <text:list xml:id="list121754880612560" text:continue-numbering="true" text:style-name="WWNum10">
        <text:list-item>
          <text:p text:style-name="P44">Si <text:span text:style-name="T48">le gestionnaire </text:span>est connecté, il peut  :</text:p>
          <text:list>
            <text:list-item>
              <text:p text:style-name="P45">Voir sous forme de tableau les messages laissés par les internautes <text:span text:style-name="T44">(php + SQL)</text:span></text:p>
            </text:list-item>
            <text:list-item>
              <text:p text:style-name="P48"><text:span text:style-name="T28">Télécharger un fichier récapitulatif des messages saisit<text:tab/><text:tab/> (php + SQL)</text:span></text:p>
            </text:list-item>
            <text:list-item>
              <text:p text:style-name="P49"><text:span text:style-name="T28">Se déconnecter</text:span></text:p>
            </text:list-item>
          </text:list>
        </text:list-item>
      </text:list>
      <text:h text:style-name="P43" text:outline-level="3">Cas <text:span text:style-name="T48">4 </text:span>:</text:h>
      <text:list xml:id="list121755228335582" text:continue-numbering="true" text:style-name="WWNum10">
        <text:list-header>
          <text:p text:style-name="P47">Si <text:span text:style-name="T48">le gestionnaire </text:span>est connecté, il peut  :</text:p>
          <text:list text:continue-numbering="true">
            <text:list-item>
              <text:p text:style-name="P46">Modifier et mettre à jour les articles<text:tab/><text:tab/><text:tab/><text:tab/><text:tab/> <text:s/>(php + SQL)</text:p>
            </text:list-item>
            <text:list-item>
              <text:p text:style-name="P46">Se déconnecter</text:p>
            </text:list-item>
          </text:list>
        </text:list-header>
      </text:list>
      <text:p text:style-name="P50"/>
      <text:h text:style-name="P42" text:outline-level="3"><draw:g text:anchor-type="paragraph" draw:z-index="5" draw:style-name="gr11"><draw:custom-shape draw:name="Shape2" draw:style-name="gr12" svg:width="2.594cm" svg:height="0.821cm" svg:x="6.569cm" svg:y="0.915cm"><text:p>Index.php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Shape2" draw:style-name="gr13" draw:text-style-name="P63" svg:width="2.594cm" svg:height="0.821cm" svg:x="12.231cm" svg:y="3.813cm"><text:p>signin.ph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2" draw:style-name="gr12" svg:width="2.594cm" svg:height="0.821cm" svg:x="5.325cm" svg:y="2.37cm"><text:p>connect.ph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2" draw:style-name="gr14" svg:width="3.414cm" svg:height="0.821cm" svg:x="-0.337cm" svg:y="4.183cm"><text:p>LoireValley.ph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2" draw:style-name="gr15" svg:width="3.652cm" svg:height="0.821cm" svg:x="7.786cm" svg:y="4.21cm"><text:p>Suggestion.php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2" draw:style-name="gr16" svg:width="3.176cm" svg:height="0.821cm" svg:x="12.522cm" svg:y="1.576cm"><text:p>mentions.html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name="Shape3" draw:style-name="gr17" draw:text-style-name="P64" svg:x1="8.156cm" svg:y1="1.735cm" svg:x2="9.412cm" svg:y2="4.21cm"><text:p/></draw:line><draw:line draw:name="Shape4" draw:style-name="gr17" draw:text-style-name="P64" svg:x1="6.834cm" svg:y1="1.524cm" svg:x2="0.775cm" svg:y2="4.184cm"><text:p/></draw:line><draw:line draw:name="Shape5" draw:style-name="gr17" draw:text-style-name="P64" svg:x1="7.469cm" svg:y1="1.735cm" svg:x2="6.966cm" svg:y2="2.37cm"><text:p/></draw:line><draw:line draw:name="Shape6" draw:style-name="gr17" draw:text-style-name="P64" svg:x1="6.093cm" svg:y1="3.19cm" svg:x2="5.511cm" svg:y2="4.183cm"><text:p/></draw:line><draw:line draw:name="Shape7" draw:style-name="gr17" draw:text-style-name="P64" svg:x1="9.162cm" svg:y1="1.524cm" svg:x2="12.522cm" svg:y2="2cm"><text:p/></draw:line><draw:line draw:name="Shape8" draw:style-name="gr18" draw:text-style-name="P64" svg:x1="8.685cm" svg:y1="1.735cm" svg:x2="12.693cm" svg:y2="3.813cm"><text:p/></draw:line><draw:custom-shape draw:name="Shape2" draw:style-name="gr19" svg:width="2.911cm" svg:height="0.821cm" svg:x="2.944cm" svg:y="5.464cm"><text:p>messages.php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name="Shape11" draw:style-name="gr17" draw:text-style-name="P64" svg:x1="5.193cm" svg:y1="4.947cm" svg:x2="4.57cm" svg:y2="5.464cm"><text:p/></draw:line><draw:custom-shape draw:name="Shape14" draw:style-name="gr20" svg:width="1.694cm" svg:height="2.223cm" svg:x="7.098cm" svg:y="7.556cm"><text:p><text:s text:c="2"/>BDD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name="Shape15" draw:style-name="gr21" draw:text-style-name="P64" svg:x1="1.119cm" svg:y1="5.004cm" svg:x2="7.099cm" svg:y2="8.92cm"><text:p/></draw:line><draw:line draw:name="Shape16" draw:style-name="gr21" draw:text-style-name="P64" svg:x1="4.835cm" svg:y1="6.284cm" svg:x2="7.098cm" svg:y2="8.457cm"><text:p/></draw:line><draw:line draw:name="Shape17" draw:style-name="gr22" draw:text-style-name="P64" svg:x1="13.063cm" svg:y1="4.633cm" svg:x2="8.791cm" svg:y2="8.932cm"><text:p/></draw:line><draw:line draw:name="Shape16" draw:style-name="gr21" draw:text-style-name="P64" svg:x1="9.624cm" svg:y1="5.03cm" svg:x2="8.104cm" svg:y2="7.556cm"><text:p/></draw:line><draw:custom-shape draw:name="Shape2" draw:style-name="gr23" svg:width="2.25cm" svg:height="0.821cm" svg:x="6.278cm" svg:y="5.464cm"><text:p>edit.php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name="Shape11" draw:style-name="gr17" draw:text-style-name="P64" svg:x1="6.093cm" svg:y1="4.947cm" svg:x2="7.098cm" svg:y2="5.464cm"><text:p/></draw:line><draw:line draw:name="Shape16" draw:style-name="gr21" draw:text-style-name="P64" svg:x1="7.098cm" svg:y1="6.284cm" svg:x2="7.481cm" svg:y2="7.693cm"><text:p/></draw:line><draw:frame draw:name="Shape9" draw:style-name="gr24" draw:text-style-name="P66" svg:width="3.731cm" svg:height="0.622cm" svg:x="13.619cm" svg:y="4.889cm"><draw:text-box><text:p text:style-name="P65"><text:span text:style-name="T54">Version future...</text:span></text:p></draw:text-box></draw:frame></draw:g><text:soft-page-break/><text:span text:style-name="T51">3 - </text:span><text:span text:style-name="T16">Structure prévisionnelle du site</text:span></text:h>
      <text:p text:style-name="P31"><draw:custom-shape text:anchor-type="paragraph" draw:z-index="3" draw:name="Shape2" draw:style-name="gr9" svg:width="2.726cm" svg:height="0.821cm" svg:x="4.267cm" svg:y="3.283cm"><text:p>admin.php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" draw:name="Shape10" draw:style-name="gr25" draw:text-style-name="P68" svg:width="7.197cm" svg:height="3.664cm" svg:x="11.158cm" svg:y="5.92cm"><draw:text-box><text:p text:style-name="P67">Categorie A : LoireValley <text:s/>(châteaux)</text:p><text:p text:style-name="P67">Categorie B : Lieux suggérés</text:p><text:p text:style-name="P67">Article A1 : Au fil de la loire</text:p><text:p text:style-name="P67">Article A2 : Alentours</text:p><text:p text:style-name="P67">Article B3 : "Petits châteaux" et demeures</text:p><text:p text:style-name="P67">Article B4 : Monuments et sites divers</text:p></draw:text-box></draw:frame><draw:frame text:anchor-type="paragraph" draw:z-index="4" draw:name="Shape18" draw:style-name="gr10" draw:text-style-name="P62" svg:width="4.987cm" svg:height="1.521cm" svg:x="0.06cm" svg:y="6.742cm"><draw:text-box><text:p><text:span text:style-name="T34">LoireValley.php et suggestions.php → 2 pages avec 2/3 articles</text:span></text:p></draw:text-box></draw:frame><text:span text:style-name="T35"/></text:p>
      <text:h text:style-name="P39" text:outline-level="2"><text:span text:style-name="T19">4</text:span><text:span text:style-name="T16">- </text:span><text:span text:style-name="T17">T</text:span><text:span text:style-name="T15">rame graphique possible</text:span></text:h>
      <text:p text:style-name="P16"><draw:g text:anchor-type="paragraph" draw:z-index="0" draw:style-name="gr1"><draw:custom-shape draw:name="Shape1" draw:style-name="gr2" draw:text-style-name="P58" svg:width="17.384cm" svg:height="9.199cm" svg:x="0.019cm" svg:y="0.669cm"><text:p/><draw:enhanced-geometry svg:viewBox="0 0 21600 21600" draw:type="rectangle" draw:enhanced-path="M 0 0 L 21600 0 21600 21600 0 21600 0 0 Z N"/></draw:custom-shape><draw:g draw:style-name="gr3"><draw:custom-shape draw:style-name="gr4" draw:text-style-name="P59" svg:width="10.554cm" svg:height="6.319cm" svg:x="4.709cm" svg:y="2.893cm"><text:p text:style-name="P59">Titre<text:span text:style-name="T52"> partie 1 / Chapitre actif</text:span></text:p><text:p text:style-name="P59"><text:span text:style-name="T53"/></text:p><text:p text:style-name="P59"><text:span text:style-name="T53">Texte et image</text:span></text:p><text:p text:style-name="P59"><text:span text:style-name="T52"/></text:p><text:p text:style-name="P59"><text:span text:style-name="T52">Bla bla bla bla bla </text:span><text:span text:style-name="T53"><text:s/>Bla bla bla bla bla </text:span></text:p><text:p text:style-name="P59"><text:span text:style-name="T53">Bla bla bla bla bla </text:span></text:p><text:p text:style-name="P59"><text:span text:style-name="T53">Bla bla bla bla bla </text:span></text:p><text:p text:style-name="P59"><text:span text:style-name="T53">Bla bla bla bla bla </text:span></text:p><text:p text:style-name="P59"><text:span text:style-name="T53">Bla bla bla bla bla </text:span></text:p><text:p text:style-name="P59"><text:span text:style-name="T53">Bla bla bla bla bla </text:span></text:p><text:p text:style-name="P59"><text:span text:style-name="T53">Bla bla bla bla bla </text:span></text:p><text:p text:style-name="P59"><text:span text:style-name="T53">Bla bla bla bla bla </text:span></text:p><text:p text:style-name="P59"/><draw:enhanced-geometry svg:viewBox="0 0 21600 21600" draw:type="rectangle" draw:enhanced-path="M 0 0 L 21600 0 21600 21600 0 21600 0 0 Z N"/></draw:custom-shape><draw:g draw:style-name="gr3"><draw:custom-shape draw:style-name="gr5" draw:text-style-name="P60" svg:width="13.256cm" svg:height="1.565cm" svg:x="2.03cm" svg:y="0.669cm"><text:p text:style-name="P60">Bannière : Entête commun à toutes les pages</text:p><text:p text:style-name="P61">Titre du site , logo, adresse tel…</text:p><text:p text:style-name="P61">SlideShow..</text:p><draw:enhanced-geometry svg:viewBox="0 0 21600 21600" draw:type="rectangle" draw:enhanced-path="M 0 0 L 21600 0 21600 21600 0 21600 0 0 Z N"/></draw:custom-shape><draw:custom-shape draw:style-name="gr6" svg:width="13.233cm" svg:height="0.659cm" svg:x="2.03cm" svg:y="2.235cm"><text:p>Menu : 3 rubliques différentes + Loire Valley + Suggestions + Connexion</text:p><draw:enhanced-geometry svg:viewBox="0 0 21600 21600" draw:type="rectangle" draw:enhanced-path="M 0 0 L 21600 0 21600 21600 0 21600 0 0 Z N"/></draw:custom-shape><draw:custom-shape draw:style-name="gr7" svg:width="2.68cm" svg:height="6.319cm" svg:x="2.03cm" svg:y="2.893cm"><text:p><text:span text:style-name="T52">Accueil</text:span></text:p><text:p><text:span text:style-name="T52"/></text:p><text:p><text:span text:style-name="T52"/></text:p><text:p><text:span text:style-name="T52">Inscription</text:span></text:p><text:p><text:span text:style-name="T52"/></text:p><text:p><text:span text:style-name="T52"/></text:p><text:p><text:span text:style-name="T53">Contact</text:span></text:p><text:p><text:span text:style-name="T53"/></text:p><draw:enhanced-geometry svg:viewBox="0 0 21600 21600" draw:type="rectangle" draw:enhanced-path="M 0 0 L 21600 0 21600 21600 0 21600 0 0 Z N"/></draw:custom-shape><draw:custom-shape draw:style-name="gr6" svg:width="13.233cm" svg:height="0.659cm" svg:x="2.03cm" svg:y="9.21cm"><text:p>Footer commun : Mentions legales + Contact + Liens sites</text:p><draw:enhanced-geometry svg:viewBox="0 0 21600 21600" draw:type="rectangle" draw:enhanced-path="M 0 0 L 21600 0 21600 21600 0 21600 0 0 Z N"/></draw:custom-shape></draw:g></draw:g></draw:g></text:p>
      <text:p text:style-name="P16"/>
      <text:p text:style-name="P16"/>
      <text:p text:style-name="P16"/>
      <text:p text:style-name="P16"><draw:custom-shape text:anchor-type="paragraph" draw:z-index="1" draw:name="Shape1" draw:style-name="gr8" svg:width="0.477cm" svg:height="0.609cm" svg:x="16.926cm" svg:y="0.552cm"><text:p><text:s/>F</text:p><draw:enhanced-geometry svg:viewBox="0 0 21600 21600" draw:type="rectangle" draw:enhanced-path="M 0 0 L 21600 0 21600 21600 0 21600 0 0 Z N"/></draw:custom-shape></text:p>
      <text:p text:style-name="P16"><draw:custom-shape text:anchor-type="paragraph" draw:z-index="2" draw:name="Shape1" draw:style-name="gr8" svg:width="0.477cm" svg:height="0.609cm" svg:x="16.926cm" svg:y="0.43cm"><text:p><text:s/>T</text:p><draw:enhanced-geometry svg:viewBox="0 0 21600 21600" draw:type="rectangle" draw:enhanced-path="M 0 0 L 21600 0 21600 21600 0 21600 0 0 Z N"/></draw:custom-shape></text:p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h text:style-name="P38" text:outline-level="2"><text:span text:style-name="T33">5 - </text:span>Réalisation technique</text:h>
      <text:p text:style-name="P32">- HTML5 / CSS3<text:tab/><text:tab/><text:tab/><text:tab/><text:tab/><text:tab/>- javascript / php<text:tab/><text:tab/></text:p>
      <text:p text:style-name="P33">- Serveur de tests local → Xampp + phpmyadmin<text:tab/><text:tab/><text:span text:style-name="T50">- versionning avec GIT</text:span></text:p>
      <text:p text:style-name="P18">- site responsive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charset="x-symbol"/>
    <style:font-face style:name="Calibri" svg:font-family="Calibri"/>
    <style:font-face style:name="Courier New" svg:font-family="'Courier New'"/>
    <style:font-face style:name="F" svg:font-family="" style:font-family-generic="roman"/>
    <style:font-face style:name="FreeSans1" svg:font-family="FreeSans" style:font-family-generic="swiss"/>
    <style:font-face style:name="Andale Sans UI" svg:font-family="'Andale Sans UI', 'Arial Unicode MS'" style:font-pitch="variable"/>
    <style:font-face style:name="Calibri1" svg:font-family="Calibri" style:font-pitch="variable"/>
    <style:font-face style:name="Carlito" svg:font-family="Carlito" style:font-pitch="variable"/>
    <style:font-face style:name="Carlito1" svg:font-family="Carlito, Calibri" style:font-pitch="variable"/>
    <style:font-face style:name="Courier New1" svg:font-family="'Courier New'" style:font-pitch="variable"/>
    <style:font-face style:name="Droid Sans Fallback1" svg:font-family="'Droid Sans Fallback'" style:font-pitch="variable"/>
    <style:font-face style:name="FreeSans" svg:font-family="FreeSans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ndale Sans UI1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Tahoma1" svg:font-family="Tahoma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fo:language="de" fo:country="DE" style:letter-kerning="true" style:font-name-asian="Andale Sans UI1" style:font-family-asian="'Andale Sans UI'" style:font-family-generic-asian="system" style:font-pitch-asian="variable" style:font-size-asian="12pt" style:language-asian="ja" style:country-asian="JP" style:font-name-complex="Tahoma1" style:font-family-complex="Tahoma" style:font-family-generic-complex="system" style:font-pitch-complex="variable" style:font-size-complex="12pt" style:language-complex="fa" style:country-complex="IR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62" style:display-name="ListLabel 62" style:family="text">
      <style:text-properties fo:font-size="12pt" style:font-name-asian="Calibri2" style:font-family-asian="Calibri" style:font-family-generic-asian="system" style:font-pitch-asian="variable" style:font-name-complex="FreeSans2" style:font-family-complex="FreeSans" style:font-family-generic-complex="system" style:font-pitch-complex="variable"/>
    </style:style>
    <style:style style:name="ListLabel_20_63" style:display-name="ListLabel 63" style:family="text">
      <style:text-properties fo:font-size="12pt"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0">
      <text:list-level-style-bullet text:level="1" text:style-name="ListLabel_20_6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ac5dc" officeooo:paragraph-rsid="001ac5dc"/>
    </style:style>
    <style:style style:name="MT1" style:family="text">
      <style:text-properties fo:font-size="10pt" officeooo:rsid="003d9572" style:font-size-asian="10pt" style:font-size-complex="10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officeooo:rsid="003fbe3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hristen </text:span><text:span text:style-name="MT2"><text:s/>– Sylvain </text:span><text:tab/>Proposition CDC projet <text:span text:style-name="MT3">v1.1</text:span><text:tab/><text:page-number text:select-page="current">1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lvain </meta:initial-creator>
    <meta:creation-date>2015-10-17T13:26:59.277603442</meta:creation-date>
    <dc:date>2017-04-04T12:17:53.694542592</dc:date>
    <meta:editing-duration>PT6H17M27S</meta:editing-duration>
    <meta:editing-cycles>106</meta:editing-cycles>
    <meta:generator>LibreOffice/5.2.5.1$Linux_X86_64 LibreOffice_project/20m0$Build-1</meta:generator>
    <meta:document-statistic meta:table-count="0" meta:image-count="0" meta:object-count="0" meta:page-count="3" meta:paragraph-count="71" meta:word-count="535" meta:character-count="3181" meta:non-whitespace-character-count="2690"/>
  </office:meta>
</office:document-meta>
</file>